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1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rah Almosnino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3 May 1871</text:p>
      <text:p text:style-name="P5">Month<text:tab/><text:tab/><text:tab/><text:tab/><text:tab/><text:tab/>May</text:p>
      <text:p text:style-name="P5">Year<text:tab/><text:tab/><text:tab/><text:tab/><text:tab/><text:tab/>1871</text:p>
      <text:p text:style-name="P5">Hebrew Date<text:tab/><text:tab/><text:tab/><text:tab/><text:tab/></text:p>
      <text:p text:style-name="P5">Undated</text:p>
      <text:p text:style-name="P5">City<text:tab/><text:tab/><text:tab/><text:tab/><text:tab/><text:tab/>London</text:p>
      <text:p text:style-name="P5">State<text:tab/><text:tab/><text:tab/><text:tab/><text:tab/><text:tab/><text:tab/><text:tab/><text:tab/><text:tab/></text:p>
      <text:p text:style-name="P5">Country<text:tab/><text:tab/><text:tab/><text:tab/><text:tab/>England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6</text:p>
      <text:p text:style-name="P5">Number of Sheets<text:tab/><text:tab/><text:tab/><text:tab/>3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London 3</text:span><text:span text:style-name="T2">rd</text:span><text:span text:style-name="T1"> May 71./</text:span></text:p>
      <text:p text:style-name="P3"><text:span text:style-name="T1">11 Bevis[?] Marks/</text:span></text:p>
      <text:p text:style-name="P2"><text:span text:style-name="T1">My dear Sir/</text:span></text:p>
      <text:p text:style-name="P2"><text:span text:style-name="T1"><text:tab/>It was with feelings of/ unfeigned regret that we/ learnt through the medium/ of our friend &amp; relative/ Mrs. Henry Nathan, of the/ heavy ve[?], with which/ your home has been v[?]/ in the demise, of your loved/ and lamented wife, peace/ be to her soul; If warm &amp;/ sincere sympathy, can bring/ solace to your wounded heart/</text:span></text:p>
      <text:p text:style-name="P2"><text:span text:style-name="T1"/></text:p>
      <text:p text:style-name="P2"><text:span text:style-name="T1">[Page 2]</text:span></text:p>
      <text:p text:style-name="P2"><text:span text:style-name="T1">be assured you have it/ from Mr. Almosnino, my/ neices[sic] and sisters who all/ unite with me, in offering you/ our heartfelt condolence/ on your very severe loss &amp;/ fervently pray that our/ Heavenly Father who has, so/ severely tried you, may in/ His infinite Goodness/ heal the wound He has inflicted/ by preserving to you, your dear/ children, to be sources, of comfort/ to you. <text:s/>I can readily imagine/ the sad blank occasioned by/ the loss from amongst your/ [?] of so loved, &amp; valued a/ life the honored mother of your/</text:span></text:p>
      <text:p text:style-name="P2"><text:span text:style-name="T1"/></text:p>
      <text:p text:style-name="P2"><text:span text:style-name="T1">[Page 3]</text:span></text:p>
      <text:p text:style-name="P2"><text:span text:style-name="T1">children, but you, my/ good Friend, who, in your/ office of Minister, have had/ to lead other mourners to the/ found from whence the only/ true comfort is to be discerned,/ know, much better, than so/ many others the true source./ <text:s/>May you be enabled to draw/ largely from it, and be strengthened/ and comforted, such is our very/ ernest[sic] prayer. <text:s/>You have no/ doubt heard of the death of/ Mr. Henry Nathan whose end/ was very sudden—his wife &amp;/ sisters are sadly afflicted, they/ were equally sorry to hear/ of your bereavement./</text:span></text:p>
      <text:p text:style-name="P2"><text:span text:style-name="T1">I am thankful to be able/ to give a very fair account/ of my dear Husband's state/</text:span></text:p>
      <text:p text:style-name="P2"><text:span text:style-name="T1"/></text:p>
      <text:p text:style-name="P2"><text:span text:style-name="T1">[Page 4]</text:span></text:p>
      <text:p text:style-name="P2"><text:span text:style-name="T1">at present he has caused us/ much anxiety during the winter,/ he begs me to say all that is/ kind to you. <text:s/>My neices[sic], also/ request to be kindly named/ you will pleasure[sic] to konw/ they are making a very good/ position for themselves, their/ brother still continues absent/ you no doubt see the Jewish/ Chronicle, &amp; notice the improvement/ our schools are making under/ the supervision of our Revd. Haham[?],/ who is most ernest[sic] in his work/ he is highly &amp; deservedly respected/ by both the congregation—you/ would find a genial mind in/ his—and have reason to be/ proud of your countryman/ since poor Belasco's death,/ the Gentlemen have been very/ fortunate, in securing the services/ of a Lady &amp; Gentleman to fill/</text:span></text:p>
      <text:p text:style-name="P2"><text:span text:style-name="T1"/></text:p>
      <text:p text:style-name="P2"><text:span text:style-name="T1">[Page 5]<text:line-break/>the post of Master, &amp; Matron/ the boys, have therefore much/ improved in conduct all other/ congregational matters continue/ much the same. <text:s/>Mr. Almosnino/ still continues the energetic/ work as of old. <text:s/>We should/ be very happy to hear from/ you, when you can spare/ a moment as we never have/ loss the interest, we ever/ felt towards you./</text:span></text:p>
      <text:p text:style-name="P2"><text:span text:style-name="T1">With best wishes/</text:span></text:p>
      <text:p text:style-name="P2"><text:span text:style-name="T1">I remain/</text:span></text:p>
      <text:p text:style-name="P2"><text:span text:style-name="T1"><text:tab/>My dear Mr Morais/</text:span></text:p>
      <text:p text:style-name="P2"><text:span text:style-name="T1"><text:tab/><text:tab/>Your's truly/</text:span></text:p>
      <text:p text:style-name="P2"><text:span text:style-name="T1"><text:tab/><text:tab/>Sarah Almosnino/</text:span></text:p>
      <text:p text:style-name="P2"><text:span text:style-name="T1"/></text:p>
      <text:p text:style-name="P2"><text:span text:style-name="T1">[Page 6]</text:span></text:p>
      <text:p text:style-name="P2"><text:span text:style-name="T1">Miss Belisario, has just been/ in, and has requested me to/ offer their kind compliments/ of condolence to you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4T10:05:50</meta:creation-date>
    <dc:date>2009-05-14T10:34:37</dc:date>
    <dc:language>en-US</dc:language>
    <meta:editing-cycles>2</meta:editing-cycles>
    <meta:editing-duration>PT13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0" meta:word-count="656" meta:character-count="4076"/>
  </office:meta>
</office:document-meta>
</file>